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lya’s Four Step Approach to Problem Solving</text:p>
      <text:p text:style-name="P2"/>
      <text:p text:style-name="P2"/>
      <text:p text:style-name="Standard">“The daily newspaper always follows a particular format. <text:s/>Each even-numbered page contains 6 articles, and each odd-numbered page contains 7 articles. <text:s/>If today’s paper has 36 pages, how many articles does it contain?”</text:p>
      <text:p text:style-name="Standard"/>
      <text:p text:style-name="Standard">1. <text:s/>Understand the problem—</text:p>
      <text:p text:style-name="Standard"><text:tab/>What is known…The total number of pages (36)</text:p>
      <text:p text:style-name="Standard"><text:s text:c="40"/>The total number of odd pages (18)</text:p>
      <text:p text:style-name="Standard"><text:s text:c="40"/>The total number of even pages (18)</text:p>
      <text:p text:style-name="Standard"><text:tab/> <text:s text:c="27"/>The total number of articles on odd pages (7)</text:p>
      <text:p text:style-name="Standard"><text:s text:c="40"/>The total number of articles on even pages (6)</text:p>
      <text:p text:style-name="Standard"/>
      <text:p text:style-name="Standard">2. <text:s/>Devise a plan—</text:p>
      <text:p text:style-name="Standard"><text:tab/>Make a list (of odd and even pages)</text:p>
      <text:p text:style-name="Standard"><text:s/><text:tab/>Multiply and add (18 X 7) + (18 X 6) </text:p>
      <text:p text:style-name="Standard"/>
      <text:p text:style-name="Standard">3. <text:s/>Carry out the plan—</text:p>
      <text:p text:style-name="Standard"><text:s text:c="5"/><text:tab/>(18 X 7) + (18 X 6) =</text:p>
      <text:p text:style-name="Standard"><text:s text:c="16"/>126 <text:s text:c="3"/>+ <text:s text:c="5"/>108 <text:s text:c="3"/>=</text:p>
      <text:p text:style-name="Standard"><text:s text:c="44"/>= <text:s/>234 <text:s text:c="3"/>The answer is 234 pages!</text:p>
      <text:p text:style-name="Standard"/>
      <text:p text:style-name="Standard">4. <text:s/>Look back—</text:p>
      <text:p text:style-name="Standard"><text:s/><text:tab/>There is another way to solve the problem.</text:p>
      <text:p text:style-name="Standard"><text:tab/>Multiply the total number of pages by the pages with the greatest number of </text:p>
      <text:p text:style-name="Standard"><text:s text:c="14"/>articles and then subtract 18 (one for each page that has only 6 articles)</text:p>
      <text:p text:style-name="Standard"/>
      <text:p text:style-name="Standard"><text:tab/>(36 X 7) – 18 =</text:p>
      <text:p text:style-name="Standard"><text:s text:c="17"/>252 <text:s text:c="2"/>- <text:s/>18 = 234</text:p>
      <text:p text:style-name="Standard"><text:s text:c="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aul Jacks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ya’s Four Step Approach to Problem Solving</dc:title>
    <meta:initial-creator>NFM ACADEMY</meta:initial-creator>
    <meta:creation-date>2009-09-18T11:55:00</meta:creation-date>
    <dc:creator>Edison College</dc:creator>
    <dc:date>2009-09-18T11:55:00</dc:date>
    <meta:editing-cycles>2</meta:editing-cycles>
    <meta:editing-duration>P15824DT17H31M44S</meta:editing-duration>
    <meta:document-statistic meta:table-count="0" meta:image-count="0" meta:object-count="0" meta:page-count="1" meta:paragraph-count="23" meta:word-count="181" meta:character-count="1223" meta:non-whitespace-character-count="748"/>
    <meta:generator>LibreOffice/4.1.4.2$Windows_x86 LibreOffice_project/0a0440ccc0227ad9829de5f46be37cfb6edcf72</meta:generator>
  </office:meta>
</office:document-meta>
</file>